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6" style:family="table">
      <style:table-properties style:width="6.7625in" fo:margin-top="0in" fo:margin-bottom="0in" table:align="center" style:writing-mode="lr-tb"/>
    </style:style>
    <style:style style:name="Table16.A" style:family="table-column">
      <style:table-column-properties style:column-width="0.4368in"/>
    </style:style>
    <style:style style:name="Table16.B" style:family="table-column">
      <style:table-column-properties style:column-width="6.3257in"/>
    </style:style>
    <style:style style:name="Table16.1" style:family="table-row">
      <style:table-row-properties style:min-row-height="0.3153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2957in" fo:margin-right="0.2953in" fo:text-align="center" style:justify-single-word="false" fo:text-indent="-0.0984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2" style:family="paragraph" style:parent-style-name="Standard">
      <style:paragraph-properties fo:margin-top="0in" fo:margin-bottom="0.0165in" style:contextual-spacing="true" style:line-height-at-least="0.25in" fo:background-color="#ffffff">
        <style:background-image/>
      </style:paragraph-properties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3" style:family="paragraph" style:parent-style-name="Standard">
      <style:paragraph-properties fo:margin-top="0in" fo:margin-bottom="0.0165in" style:contextual-spacing="true" style:line-height-at-least="0.25in" fo:background-color="#ffffff">
        <style:background-image/>
      </style:paragraph-properties>
      <style:text-properties fo:color="#000000" style:font-name="TH Sarabun New" fo:font-size="16pt" fo:font-weight="normal" officeooo:paragraph-rsid="00141e76" style:font-name-asian="Times New Roman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5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H Sarabun New" fo:font-size="16pt" fo:font-weight="normal" officeooo:rsid="00061945" officeooo:paragraph-rsid="00141e76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text-properties style:font-name="TH Sarabun New" fo:font-size="16pt" fo:language="th" fo:country="TH" fo:font-weight="normal" officeooo:rsid="0014b79d" officeooo:paragraph-rsid="0014b79d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061945" officeooo:paragraph-rsid="00061945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style:font-name="TH Sarabun New" fo:font-size="16pt" fo:font-weight="normal" officeooo:rsid="00061945" officeooo:paragraph-rsid="00065b87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TH Sarabun New" fo:font-size="16pt" fo:font-weight="normal" officeooo:paragraph-rsid="00093969" style:font-size-asian="16pt" style:font-weight-asian="normal" style:font-name-complex="TH Sarabun New" style:font-size-complex="16pt" style:font-weight-complex="normal"/>
    </style:style>
    <style:style style:name="P10" style:family="paragraph" style:parent-style-name="Standard">
      <style:text-properties style:font-name="TH Sarabun New" fo:font-size="16pt" fo:font-weight="normal" officeooo:paragraph-rsid="000a2f32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style:font-name="TH Sarabun New" fo:font-size="16pt" fo:font-weight="normal" officeooo:paragraph-rsid="000b4872" style:font-size-asian="16pt" style:font-weight-asian="normal" style:font-name-complex="TH Sarabun New" style:font-size-complex="16pt" style:font-weight-complex="normal"/>
    </style:style>
    <style:style style:name="P12" style:family="paragraph" style:parent-style-name="Standard">
      <style:text-properties style:font-name="TH Sarabun New" fo:font-size="16pt" fo:font-weight="normal" officeooo:paragraph-rsid="0014b79d" style:font-size-asian="16pt" style:font-weight-asian="normal" style:font-name-complex="TH Sarabun New" style:font-size-complex="16pt" style:font-weight-complex="normal"/>
    </style:style>
    <style:style style:name="P13" style:family="paragraph" style:parent-style-name="Standard">
      <style:text-properties style:font-name="TH Sarabun New" fo:font-size="16pt" fo:font-weight="normal" officeooo:rsid="00083def" officeooo:paragraph-rsid="00083def" style:font-size-asian="16pt" style:font-weight-asian="normal" style:font-name-complex="TH Sarabun New" style:font-size-complex="16pt" style:font-weight-complex="normal"/>
    </style:style>
    <style:style style:name="P14" style:family="paragraph" style:parent-style-name="Standard">
      <style:text-properties fo:color="#cccccc" style:font-name="TH Sarabun New" fo:font-size="16pt" fo:font-weight="normal" officeooo:paragraph-rsid="000a2f32" style:font-size-asian="16pt" style:font-weight-asian="normal" style:font-name-complex="TH Sarabun New" style:font-size-complex="16pt" style:font-weight-complex="normal"/>
    </style:style>
    <style:style style:name="P15" style:family="paragraph" style:parent-style-name="Standard">
      <style:text-properties fo:color="#dddddd" style:font-name="TH Sarabun New" fo:font-size="16pt" fo:language="th" fo:country="TH" fo:font-weight="normal" officeooo:rsid="0011c3cf" officeooo:paragraph-rsid="0014b79d" style:font-size-asian="16pt" style:font-weight-asian="normal" style:font-name-complex="TH Sarabun New" style:font-size-complex="16pt" style:font-weight-complex="normal"/>
    </style:style>
    <style:style style:name="P16" style:family="paragraph" style:parent-style-name="Heading_20_1">
      <style:text-properties style:font-name="TH Sarabun New" fo:font-size="16pt" fo:language="th" fo:country="TH" fo:font-weight="normal" officeooo:rsid="001c5c4b" officeooo:paragraph-rsid="001c5c4b" style:font-size-asian="16pt" style:font-weight-asian="normal" style:font-name-complex="TH Sarabun New" style:font-size-complex="16pt" style:font-weight-complex="normal"/>
    </style:style>
    <style:style style:name="P17" style:family="paragraph" style:parent-style-name="Heading_20_1">
      <style:text-properties style:font-name="TH Sarabun New" fo:font-size="16pt" fo:font-weight="normal" officeooo:paragraph-rsid="001c5c4b" style:font-size-asian="16pt" style:font-weight-asian="normal" style:font-name-complex="TH Sarabun New" style:font-size-complex="16pt" style:font-weight-complex="normal"/>
    </style:style>
    <style:style style:name="P18" style:family="paragraph" style:parent-style-name="ราชการ">
      <style:paragraph-properties fo:margin-left="0in" fo:margin-right="0.0193in" fo:text-align="center" style:justify-single-word="false" fo:text-indent="0in" style:auto-text-indent="false">
        <style:tab-stops>
          <style:tab-stop style:position="0.0665in"/>
          <style:tab-stop style:position="0.2807in"/>
          <style:tab-stop style:position="0.4402in"/>
        </style:tab-stops>
      </style:paragraph-properties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19" style:family="paragraph" style:parent-style-name="ราชการ">
      <style:paragraph-properties fo:margin-left="0in" fo:margin-right="0.0193in" fo:text-align="center" style:justify-single-word="false" fo:text-indent="0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20" style:family="paragraph" style:parent-style-name="ราชการ"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21" style:family="paragraph" style:parent-style-name="Heading_20_2">
      <style:text-properties officeooo:paragraph-rsid="001c5c4b"/>
    </style:style>
    <style:style style:name="P22" style:family="paragraph" style:parent-style-name="Heading_20_2">
      <style:text-properties style:font-name="TH Sarabun New" fo:font-size="16pt" fo:font-weight="normal" officeooo:paragraph-rsid="00184b8d" style:font-size-asian="16pt" style:font-weight-asian="normal" style:font-name-complex="TH Sarabun New" style:font-size-complex="16pt" style:font-weight-complex="normal"/>
    </style:style>
    <style:style style:name="P23" style:family="paragraph" style:parent-style-name="Heading_20_2">
      <style:text-properties style:font-name="TH Sarabun New" fo:font-size="16pt" fo:font-weight="normal" officeooo:paragraph-rsid="001c5c4b" style:font-size-asian="16pt" style:font-weight-asian="normal" style:font-name-complex="TH Sarabun New" style:font-size-complex="16pt" style:font-weight-complex="normal"/>
    </style:style>
    <style:style style:name="T1" style:family="text">
      <style:text-properties fo:language="th" fo:country="TH" officeooo:rsid="00065b87"/>
    </style:style>
    <style:style style:name="T2" style:family="text">
      <style:text-properties fo:language="th" fo:country="TH" officeooo:rsid="00083def"/>
    </style:style>
    <style:style style:name="T3" style:family="text">
      <style:text-properties fo:language="th" fo:country="TH" officeooo:rsid="00093969"/>
    </style:style>
    <style:style style:name="T4" style:family="text">
      <style:text-properties fo:language="th" fo:country="TH" officeooo:rsid="000a2f32"/>
    </style:style>
    <style:style style:name="T5" style:family="text">
      <style:text-properties fo:language="th" fo:country="TH" officeooo:rsid="0014b79d"/>
    </style:style>
    <style:style style:name="T6" style:family="text">
      <style:text-properties fo:language="th" fo:country="TH" officeooo:rsid="00184b8d"/>
    </style:style>
    <style:style style:name="T7" style:family="text">
      <style:text-properties fo:language="th" fo:country="TH" officeooo:rsid="0019be45"/>
    </style:style>
    <style:style style:name="T8" style:family="text">
      <style:text-properties fo:language="th" fo:country="TH" fo:font-weight="normal" officeooo:rsid="001c5c4b" style:font-weight-asian="normal" style:font-weight-complex="normal"/>
    </style:style>
    <style:style style:name="T9" style:family="text">
      <style:text-properties fo:language="th" fo:country="TH" officeooo:rsid="001c5c4b"/>
    </style:style>
    <style:style style:name="T10" style:family="text">
      <style:text-properties fo:color="#cccccc" fo:language="th" fo:country="TH" officeooo:rsid="00093969"/>
    </style:style>
    <style:style style:name="T11" style:family="text">
      <style:text-properties fo:color="#cccccc" fo:language="th" fo:country="TH" officeooo:rsid="000b4872"/>
    </style:style>
    <style:style style:name="T12" style:family="text">
      <style:text-properties style:font-name="TH SarabunPSK" style:font-name-complex="TH SarabunPSK1"/>
    </style:style>
    <style:style style:name="T13" style:family="text">
      <style:text-properties style:font-name="TH SarabunPSK" fo:font-weight="bold" style:font-weight-asian="bold" style:font-name-complex="TH SarabunPSK1" style:font-weight-complex="bold"/>
    </style:style>
    <style:style style:name="T14" style:family="text">
      <style:text-properties fo:color="#000000" style:font-name-asian="Times New Roman"/>
    </style:style>
    <style:style style:name="T15" style:family="text">
      <style:text-properties fo:color="#000000" style:font-name-asian="Times New Roman" style:font-name-complex="TH SarabunPSK1"/>
    </style:style>
    <style:style style:name="T16" style:family="text">
      <style:text-properties fo:color="#000000" fo:font-weight="bold" style:font-name-asian="Times New Roman" style:font-weight-asian="bold" style:font-weight-complex="bold"/>
    </style:style>
    <style:style style:name="T17" style:family="text">
      <style:text-properties officeooo:rsid="0014b79d"/>
    </style:style>
    <style:style style:name="T18" style:family="text">
      <style:text-properties style:font-name="TH Sarabun New" fo:font-size="16pt" fo:language="th" fo:country="TH" officeooo:rsid="0014b79d" style:font-size-asian="16pt" style:font-name-complex="TH Sarabun New" style:font-size-complex="16pt"/>
    </style:style>
    <style:style style:name="T19" style:family="text">
      <style:text-properties style:font-name="TH Sarabun New" fo:font-size="16pt" fo:language="th" fo:country="TH" officeooo:rsid="00184b8d" style:font-size-asian="16pt" style:font-name-complex="TH Sarabun New" style:font-size-complex="16pt"/>
    </style:style>
    <style:style style:name="T20" style:family="text">
      <style:text-properties style:font-name="TH Sarabun New" fo:font-size="16pt" fo:language="th" fo:country="TH" officeooo:rsid="0019be45" style:font-size-asian="16pt" style:font-name-complex="TH Sarabun New" style:font-size-complex="16pt"/>
    </style:style>
    <style:style style:name="T21" style:family="text">
      <style:text-properties style:font-name="TH Sarabun New" fo:font-size="16pt" fo:language="th" fo:country="TH" officeooo:rsid="001c5c4b" style:font-size-asian="16pt" style:font-name-complex="TH Sarabun New" style:font-size-complex="16pt"/>
    </style:style>
    <style:style style:name="T22" style:family="text">
      <style:text-properties style:font-name="TH Sarabun New" fo:font-size="16pt" fo:language="th" fo:country="TH" fo:font-weight="normal" officeooo:rsid="001c5c4b" style:font-size-asian="16pt" style:font-weight-asian="normal" style:font-name-complex="Verdana" style:font-size-complex="16pt" style:font-weight-complex="normal"/>
    </style:style>
    <style:style style:name="T23" style:family="text">
      <style:text-properties style:font-name="Verdana"/>
    </style:style>
    <style:style style:name="T24" style:family="text">
      <style:text-properties style:font-name="Verdana" fo:font-weight="normal" style:font-weight-asian="normal" style:font-weight-complex="normal"/>
    </style:style>
    <style:style style:name="T25" style:family="text">
      <style:text-properties style:font-name="Verdana" fo:font-size="16pt" fo:language="th" fo:country="TH" fo:font-weight="normal" officeooo:rsid="001c5c4b" style:font-size-asian="16pt" style:font-weight-asian="normal" style:font-name-complex="TH Sarabun New" style:font-size-complex="16pt" style:font-weight-complex="normal"/>
    </style:style>
    <style:style style:name="T26" style:family="text">
      <style:text-properties style:font-name-complex="Verdana"/>
    </style:style>
    <style:style style:name="T27" style:family="text">
      <style:text-properties fo:font-weight="normal" style:font-weight-asian="normal" style:font-name-complex="Verdana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6pt" fo:language="th" fo:country="TH" officeooo:rsid="0014b79d" style:font-size-asian="16pt" style:font-size-complex="16pt"/>
    </style:style>
    <style:style style:name="T30" style:family="text">
      <style:text-properties fo:font-size="16pt" fo:language="th" fo:country="TH" officeooo:rsid="00184b8d" style:font-size-asian="16pt" style:font-size-complex="16pt"/>
    </style:style>
    <style:style style:name="T31" style:family="text">
      <style:text-properties fo:font-size="16pt" fo:language="th" fo:country="TH" officeooo:rsid="0019be45" style:font-size-asian="16pt" style:font-size-complex="16pt"/>
    </style:style>
    <style:style style:name="T32" style:family="text">
      <style:text-properties fo:font-size="16pt" fo:language="th" fo:country="TH" officeooo:rsid="001c5c4b" style:font-size-asian="16pt" style:font-size-complex="16pt"/>
    </style:style>
    <style:style style:name="T33" style:family="text">
      <style:text-properties fo:font-size="16pt" fo:language="th" fo:country="TH" fo:font-weight="normal" officeooo:rsid="001c5c4b" style:font-size-asian="16pt" style:font-weight-asian="normal" style:font-size-complex="16pt" style:font-weight-complex="normal"/>
    </style:style>
    <style:style style:name="T34" style:family="text">
      <style:text-properties style:font-name="TH Sarabun New" fo:font-size="16pt" fo:language="th" fo:country="TH" fo:font-weight="normal" officeooo:rsid="001c5c4b" style:font-size-asian="16pt" style:font-weight-asian="normal" style:font-name-complex="TH Sarabun New" style:font-size-complex="16pt" style:font-weight-complex="normal"/>
    </style:style>
    <style:style style:name="T35" style:family="text">
      <style:text-properties style:font-name="TH Sarabun New" fo:font-size="16pt" fo:language="th" fo:country="TH" fo:font-weight="normal" officeooo:rsid="0014b79d" style:font-size-asian="16pt" style:font-weight-asian="normal" style:font-name-complex="TH Sarabun New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รรณานุกรม</text:p>
      <text:p text:style-name="P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8">[ 1 ]</text:p>
          </table:table-cell>
          <table:table-cell table:style-name="Table16.A1" office:value-type="string">
            <text:p text:style-name="P2"><text:span text:style-name="T14">พร้อมเลิศ หล่อวิจิตร (2555). คู่มือเขียนแอพแอนดรอยด์สำหรับผู้เริ่มต้น. พิมพ์ครั้งที่ 2. กรุงเทพฯ :</text:span></text:p>
            <text:p text:style-name="P3">โปรวิชั่น, 2555.</text:p>
          </table:table-cell>
        </table:table-row>
        <table:table-row table:style-name="Table16.1">
          <table:table-cell table:style-name="Table16.A1" office:value-type="string">
            <text:p text:style-name="P18">[ 2 ]</text:p>
          </table:table-cell>
          <table:table-cell table:style-name="Table16.A1" office:value-type="string">
            <text:p text:style-name="P2"><text:span text:style-name="T14">พันจันทร์ ธนวัฒนเสถียร (2556). Flash CS6 สำหรับผู้เริ่มต้น. พิมพ์ครั้งที่ 1. กรุงเทพฯ :</text:span></text:p>
            <text:p text:style-name="P3">รีไววา, 2556.</text:p>
          </table:table-cell>
        </table:table-row>
        <table:table-row table:style-name="Table16.1">
          <table:table-cell table:style-name="Table16.A1" office:value-type="string">
            <text:p text:style-name="P18">[ 3 ]</text:p>
          </table:table-cell>
          <table:table-cell table:style-name="Table16.A1" office:value-type="string">
            <text:p text:style-name="P20">โรเจอร์, ริค. (2555). โค๊ดลัด สร้างเกมเด็ด บนแอนดรอยด์. (แปลจากเรื่อง Learning Android game programming โดย ธีรเดช โอทกานนท์) ( พิมพ์ครั้งที่ 1). กรุงเทพฯ : </text:p>
            <text:p text:style-name="P20">ทรู ดิจิตอล คอนเท้นท์ แอนด์ มีเดีย, 2555</text:p>
          </table:table-cell>
        </table:table-row>
        <table:table-row table:style-name="Table16.1">
          <table:table-cell table:style-name="Table16.A1" office:value-type="string">
            <text:p text:style-name="P19">[ 4 ]</text:p>
          </table:table-cell>
          <table:table-cell table:style-name="Table16.A1" office:value-type="string">
            <text:p text:style-name="P20">แอนดรอยด์ <text:s/>(ระบบปฏิบัติการ). <text:s/>สืบค้นเมื่อ 26 <text:span text:style-name="T14">เมษายน 2556</text:span>.</text:p>
          </table:table-cell>
        </table:table-row>
        <table:table-row table:style-name="Table16.1"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3"/>
          </table:table-cell>
        </table:table-row>
      </table:table>
      <text:p text:style-name="P4"/>
      <text:p text:style-name="P4"/>
      <text:p text:style-name="P5"/>
      <text:p text:style-name="P7"/>
      <text:p text:style-name="P7">บรรณานุกรม</text:p>
      <text:p text:style-name="P8">บทที่ 1 รู้จักกับแอนดรอยด์.สืบค้นเมื่อ 9 มิถุนายน 2560, จากhttp://www.sourcecode.in.th/articles.php?id=71</text:p>
      <text:p text:style-name="P9"><text:span text:style-name="T1">ป</text:span><text:span text:style-name="T2">ระเภทของระบบปฏิบัติการแอนดรอยด์.สือค้นเมื่อวันที่ 9 มิถุนายน 2560, จาก http://android-basicapp.blogspot.com/2012/12/blog-post.html </text:span></text:p>
      <text:p text:style-name="P10"><text:span text:style-name="T2">Tutorial :: Android :: ความรู้เบื้องต้น :: Application Component ใน Android Application.</text:span><text:span text:style-name="T3">สืบค้นเมื่อ 9 มิถุนายน 2560, จาก http://tutorial.function.in.th/android/application-component </text:span></text:p>
      <text:p text:style-name="P14"><text:span text:style-name="T3">[Android Dev Tips] Project Structure บน Android Studio</text:span><text:span text:style-name="T4">.สืบค้นเมื่อ 9 มิถุนายน 2560, จาก </text:span><text:span text:style-name="T3"><text:s/></text:span><text:span text:style-name="T4">http://www.akexorcist.com/2015/04/project-structure-on-android-studio.html</text:span></text:p>
      <text:p text:style-name="P11"><text:span text:style-name="T10">P</text:span><text:span text:style-name="T11">rojects Overview.สืบค้นเมื่อ 9 มิถุนายน 25560, จาก https://developer.android.com/studio/projects/index.html</text:span></text:p>
      <text:p text:style-name="P15">เรียนรู้การเขียนแอพ Android สไตล์ Front-end Web Developer.สือบค้นเมื่อ 13 มิถุนายน 2560, จาก http://www.siamhtml.com/learn-android-application-development-as-front-end-web-developer/</text:p>
      <text:p text:style-name="P12">[Android Code] การทำ Text To Speech เพื่ออ่านข้อความที่ต้องการ.<text:span text:style-name="T17">สืบค้นเมื่อวันที่ 15 มิถุนายน 2560, จาก</text:span></text:p>
      <text:p text:style-name="P6">http://www.akexorcist.com/2013/08/android-code-text-to-speech.html</text:p>
      <text:h text:style-name="P22" text:outline-level="2"><text:soft-page-break/><text:span text:style-name="T5">[Android Code] เปลี่ยนเสียงพูดให้กลายเป็นข้อความด้วย Voice Recognition.สืบค้นเมื่อวันที่ 1</text:span><text:span text:style-name="T6">6</text:span><text:span text:style-name="T5"> มิถุนายน 2560, จาก </text:span><text:span text:style-name="T6">http://www.akexorcist.com/2013/08/android-code-string-speech-recognizer.html </text:span></text:h>
      <text:h text:style-name="P23" text:outline-level="2"><text:span text:style-name="T6">[Android Code] ฐานข้อมูล SQLite ถ้าเข้าใจก็ไม่ใช่เรื่องยาก</text:span><text:span text:style-name="T5">.สืบค้นเมื่อวันที่ 1</text:span><text:span text:style-name="T6">6</text:span><text:span text:style-name="T5"> มิถุนายน 2560, จาก </text:span><text:span text:style-name="T7">http://www.akexorcist.com/2013/01/android-code-sqlite.html</text:span></text:h>
      <text:h text:style-name="P21" text:outline-level="2"><text:span text:style-name="T34">Gesture คืออะไร ?</text:span><text:span text:style-name="T35">.สืบค้นเมื่อวันที่ 16 มิถุนายน 2560, จาก </text:span><text:span text:style-name="T34">http://www.thaidroid-appvisor.com/2012/06/what-is-gesture.html</text:span></text:h>
      <text:h text:style-name="P17" text:outline-level="1">พื้นฐาน Android Gestures Swipe/flip Sliding ตรวจสอบการ Sliding บนหน้าจอ<text:span text:style-name="T5">.สืบค้นเมื่อวันที่ 16 มิถุนายน 2560, จาก </text:span><text:span text:style-name="T9">http://www.thaicreate.com/mobile/android-gestures-sliding-screen.html</text:span></text:h>
      <text:h text:style-name="P16" text:outline-level="1">GestureOverlayView - Android Widgets Example <text:span text:style-name="T17">.สืบค้นเมื่อวันที่ 16 มิถุนายน 2560, จาก </text:span>http://www.thaicreate.com/mobile/android-gestureoverlayview.html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ราชการ" style:family="paragraph" style:parent-style-name="Standard" style:default-outline-level="">
      <style:paragraph-properties fo:margin-top="0in" fo:margin-bottom="0in" style:contextual-spacing="false" fo:text-align="start" style:justify-single-word="false" fo:keep-with-next="auto"/>
      <style:text-properties style:font-name="Cordia New" fo:font-family="'Cordia New'" style:font-family-generic="roman" style:font-pitch="variable" style:font-name-asian="Calibri" style:font-family-asian="Calibri" style:font-family-generic-asian="system" style:font-pitch-asian="variable" style:font-name-complex="Cordia New1" style:font-family-complex="'Cordia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0:33.811760616</meta:creation-date>
    <dc:date>2017-06-19T17:58:15.634850013</dc:date>
    <meta:editing-duration>PT16H22M3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2" meta:paragraph-count="26" meta:word-count="947" meta:character-count="2118" meta:non-whitespace-character-count="1949"/>
  </office:meta>
</office:document-meta>
</file>